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ffffcc" draw:textarea-horizontal-align="left" draw:auto-grow-height="true" draw:auto-grow-width="true" fo:min-height="0cm" fo:min-width="0cm" draw:shadow="visible" draw:shadow-offset-x="0.051cm" draw:shadow-offset-y="0.051cm" draw:shadow-color="#c0c0c0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color="#000000" draw:fill="solid" draw:fill-color="#ffffcc" draw:textarea-horizontal-align="left" draw:auto-grow-height="true" draw:auto-grow-width="false" fo:min-height="4.8cm" fo:min-width="16.514cm" draw:shadow="visible" draw:shadow-offset-x="0.051cm" draw:shadow-offset-y="0.051cm" draw:shadow-color="#c0c0c0"/>
    </style:style>
    <style:style style:name="gr4" style:family="graphic" style:parent-style-name="standard">
      <style:graphic-properties draw:stroke="solid" svg:stroke-color="#000000" draw:fill="solid" draw:fill-color="#ffffcc" draw:textarea-horizontal-align="left" draw:auto-grow-height="true" draw:auto-grow-width="false" fo:min-height="1.695cm" fo:min-width="16.514cm" draw:shadow="visible" draw:shadow-offset-x="0.051cm" draw:shadow-offset-y="0.051cm" draw:shadow-color="#c0c0c0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3" style:family="paragraph">
      <style:text-properties fo:font-family="'Courier 10 Pitch'" style:font-pitch="fixed"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family="'Courier 10 Pitch'" style:font-pitch="fixed" fo:font-size="10pt" fo:font-weight="bold" style:font-size-asian="10pt" style:font-weight-asian="bold" style:font-size-complex="10pt" style:font-weight-complex="bold"/>
    </style:style>
    <style:style style:name="T6" style:family="text">
      <style:text-properties fo:font-family="'Courier 10 Pitch'" style:font-pitch="fixed" fo:font-size="10pt" style:font-size-asian="10pt" style:font-size-complex="10pt"/>
    </style:style>
    <style:style style:name="T7" style:family="text">
      <style:text-properties fo:font-family="'Courier 10 Pitch'" style:font-pitch="fixed" fo:font-size="10pt" style:font-size-asian="10pt" style:font-size-complex="10pt"/>
    </style:style>
    <style:style style:name="T8" style:family="text">
      <style:text-properties fo:color="#ff0000" fo:font-family="'Courier 10 Pitch'" style:font-pitch="fixed" fo:font-size="10pt" style:font-size-asian="10pt" style:font-size-complex="10pt"/>
    </style:style>
    <style:style style:name="T9" style:family="text">
      <style:text-properties fo:color="#ff0000" fo:font-family="'Courier 10 Pitch'" style:font-pitch="fixed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family="'Courier 10 Pitch'" style:font-pitch="fixed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192cm" svg:height="4.043cm" svg:x="1.408cm" svg:y="3.205cm">
          <draw:text-box>
            <text:p><text:span text:style-name="T1">Base Polygon:</text:span><text:span text:style-name="T2"> [- <text:s/>Predefined / Custom] &lt;contents depending on the choice (X)&gt;</text:span></text:p>
            <text:p><text:span text:style-name="T2"/></text:p>
            <text:p><text:span text:style-name="T2">(X): </text:span><text:span text:style-name="T3">If mode=Predefined:</text:span><text:span text:style-name="T2"> Show a combo box with all predefined polygons. The selected polygon</text:span></text:p>
            <text:p><text:span text:style-name="T2"><text:s text:c="7"/></text:span><text:span text:style-name="T2">is displayed on the earth sphere, but is not editable.</text:span></text:p>
            <text:p><text:span text:style-name="T2"><text:s text:c="7"/></text:span><text:span text:style-name="T3">If mode=Custom:</text:span><text:span text:style-name="T2"> Display the custom base polygon on the earth sphere and make it editable</text:span></text:p>
            <text:p><text:span text:style-name="T2"><text:s text:c="7"/></text:span><text:span text:style-name="T2">via mouse operations (add/remove/move points). A reset button should be available in case the</text:span></text:p>
            <text:p><text:span text:style-name="T2"><text:s text:c="7"/></text:span><text:span text:style-name="T2">the user gets lost (this could for example turn the custom base polygon into a triangle placed</text:span></text:p>
            <text:p><text:span text:style-name="T2"><text:s text:c="7"/></text:span><text:span text:style-name="T2">over Southern Norway). </text:span></text:p>
          </draw:text-box>
        </draw:frame>
        <draw:frame draw:style-name="gr2" draw:text-style-name="P2" draw:layer="layout" svg:width="7.749cm" svg:height="1.195cm" svg:x="6.921cm" svg:y="1.248cm">
          <draw:text-box>
            <text:p><text:span text:style-name="T4">Control Panel GUI</text:span></text:p>
          </draw:text-box>
        </draw:frame>
        <draw:frame draw:style-name="gr3" draw:text-style-name="P3" draw:layer="layout" svg:width="19.59cm" svg:height="6.44cm" svg:x="1cm" svg:y="9.005cm">
          <draw:text-box>
            <text:p><text:span text:style-name="T5">Filters:</text:span></text:p>
            <text:p><text:span text:style-name="T6"/></text:p>
            <text:p><text:span text:style-name="T5">Type <text:s text:c="2"/>Enabled <text:s/>Current <text:s/>Value</text:span></text:p>
            <text:p><text:span text:style-name="T6"><text:s/></text:span><text:span text:style-name="T6">E OF <text:s/></text:span><text:span text:style-name="T7">[x] <text:s text:c="5"/>[ ]</text:span><text:span text:style-name="T6"> <text:s text:c="5"/>&lt;lon val via QDoubleSpinbox or (if current) drag on sphere&gt;</text:span></text:p>
            <text:p><text:span text:style-name="T6"><text:s/></text:span><text:span text:style-name="T6">W OF <text:s/>[ ] <text:s text:c="5"/></text:span><text:span text:style-name="T7">[ ]</text:span><text:span text:style-name="T6"> <text:s text:c="5"/>&lt;lon ditto&gt;</text:span></text:p>
            <text:p><text:span text:style-name="T6"><text:s/></text:span><text:span text:style-name="T6">N OF <text:s/>[x] <text:s text:c="5"/></text:span><text:span text:style-name="T7">[ ]</text:span><text:span text:style-name="T7"> <text:s text:c="5"/></text:span><text:span text:style-name="T6">&lt;lat ditto&gt;</text:span></text:p>
            <text:p><text:span text:style-name="T6"><text:s/></text:span><text:span text:style-name="T6">S OF <text:s/></text:span><text:span text:style-name="T7">[ ] <text:s text:c="5"/>[ ] </text:span><text:span text:style-name="T6"><text:s text:c="5"/>&lt;lat ditto&gt;</text:span></text:p>
            <text:p><text:span text:style-name="T6">NE OF <text:s/>[x] <text:s text:c="5"/>[ ] <text:s text:c="5"/>&lt;endpoints via QDoubleSpinBoxes or (if current) drag on sphere&gt;</text:span></text:p>
            <text:p><text:span text:style-name="T6">NW OF <text:s/>[ ] <text:s text:c="5"/>[x] <text:s text:c="5"/>&lt;ditto&gt;</text:span></text:p>
            <text:p><text:span text:style-name="T6">SE OF <text:s/>[ ] <text:s text:c="5"/>[ ] <text:s text:c="5"/>&lt;ditto&gt;</text:span></text:p>
            <text:p><text:span text:style-name="T6">SW OF <text:s/>[x] <text:s text:c="5"/>[ ] <text:s text:c="5"/>&lt;ditto&gt;</text:span></text:p>
            <text:p><text:span text:style-name="T6"/></text:p>
            <text:p><text:span text:style-name="T8">(</text:span><text:span text:style-name="T9">note:</text:span><text:span text:style-name="T8"> the 'Current' column has radio button behavior, i.e. exactly one type is always current)</text:span></text:p>
            <text:p><text:span text:style-name="T6"/></text:p>
          </draw:text-box>
        </draw:frame>
        <draw:frame draw:style-name="gr4" draw:text-style-name="P3" draw:layer="layout" svg:width="18.736cm" svg:height="1.945cm" svg:x="1.406cm" svg:y="15.905cm">
          <draw:text-box>
            <text:p><text:span text:style-name="T5">[Apply]:</text:span><text:span text:style-name="T10"> Applies the enabled filters to the base polygon and updates the result</text:span></text:p>
            <text:p><text:span text:style-name="T10"><text:s text:c="9"/></text:span><text:span text:style-name="T10">polygon(s)</text:span></text:p>
            <text:p><text:span text:style-name="T5"/></text:p>
            <text:p><text:span text:style-name="T5">[Close]:</text:span><text:span text:style-name="T10"> Closes the pan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Asplin</meta:initial-creator>
    <meta:creation-date>2016-01-19T11:29:22</meta:creation-date>
    <dc:date>2016-01-20T14:29:23</dc:date>
    <dc:creator>Jo Asplin</dc:creator>
    <meta:editing-duration>PT15H19M43S</meta:editing-duration>
    <meta:editing-cycles>17</meta:editing-cycles>
    <meta:generator>LibreOffice/3.5$Linux_X86_64 LibreOffice_project/350m1$Build-2</meta:generator>
    <meta:document-statistic meta:object-count="4"/>
  </office:meta>
</office:document-meta>
</file>